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weight-asian="bold" style:font-name-complex="Tahoma" style:font-size-complex="5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name-complex="Tahoma" style:font-size-complex="5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name-complex="Tahoma" style:font-size-complex="54pt" style:font-style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6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3cm" presentation:class="title" presentation:user-transformed="true">
          <draw:text-box>
            <text:p text:style-name="P1"><text:span text:style-name="T1">1. </text:span><text:span text:style-name="T2">Bóg się rodzi,</text:span><text:span text:style-name="T2"><text:line-break/></text:span><text:span text:style-name="T2">moc truchleje</text:span><text:span text:style-name="T3">,</text:span><text:span text:style-name="T3"><text:line-break/></text:span><text:span text:style-name="T3">Pan niebiosów obnażony!</text:span><text:span text:style-name="T3"><text:line-break/></text:span><text:span text:style-name="T3">Ogień krzepnie,</text:span><text:span text:style-name="T3"><text:line-break/></text:span><text:span text:style-name="T3">blask ciemnieje,</text:span><text:span text:style-name="T3"><text:line-break/></text:span><text:span text:style-name="T3">Ma granice Nieskończo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4">Wzgardzony, okryty chwałą,</text:span><text:span text:style-name="T4"><text:line-break/></text:span><text:span text:style-name="T4">Śmiertelny Król</text:span><text:span text:style-name="T4"><text:line-break/></text:span><text:span text:style-name="T4">nad wiekami,</text:span><text:span text:style-name="T4"><text:line-break/></text:span><text:span text:style-name="T4">A Słowo Ciałem się stało</text:span><text:span text:style-name="T5"><text:line-break/></text:span><text:span text:style-name="T5">I mieszkało</text:span><text:span text:style-name="T5"><text:line-break/></text:span><text:span text:style-name="T5">między nami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6">2. </text:span><text:span text:style-name="T5">Cóż masz niebo</text:span><text:span text:style-name="T5"><text:line-break/></text:span><text:span text:style-name="T5">nad ziemiany?</text:span><text:span text:style-name="T5"><text:line-break/></text:span><text:span text:style-name="T5">Bóg porzucił szczęście swoje,</text:span><text:span text:style-name="T5"><text:line-break/></text:span><text:span text:style-name="T5">Wszedł między</text:span><text:span text:style-name="T5"><text:line-break/></text:span><text:span text:style-name="T5">lud ukochany,</text:span><text:span text:style-name="T5"><text:line-break/></text:span><text:span text:style-name="T5">Dzieląc z nim trudy i zn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5">Niemało cierpiał, niemało,</text:span><text:span text:style-name="T5"><text:line-break/></text:span><text:span text:style-name="T5">Żeśmy byli winni sami,</text:span><text:span text:style-name="T4"><text:line-break/></text:span><text:span text:style-name="T4">A Słowo Ciałem się stało</text:span><text:span text:style-name="T5"><text:line-break/></text:span><text:span text:style-name="T5">I mieszkało</text:span><text:span text:style-name="T5"><text:line-break/></text:span><text:span text:style-name="T5">między nami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6">3. </text:span><text:span text:style-name="T5">W nędznej szopie urodzony,</text:span><text:span text:style-name="T5"><text:line-break/></text:span><text:span text:style-name="T5">Żłób Mu za kolebkę dano!</text:span><text:span text:style-name="T5"><text:line-break/></text:span><text:span text:style-name="T5">Cóż jest czym</text:span><text:span text:style-name="T5"><text:line-break/></text:span><text:span text:style-name="T5">był otoczony?</text:span><text:span text:style-name="T5"><text:line-break/></text:span><text:span text:style-name="T5">Bydło, pasterze i sia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5">Ubodzy, was to spotkało</text:span><text:span text:style-name="T5"><text:line-break/></text:span><text:span text:style-name="T5">Witać Go przed bogaczami,</text:span><text:span text:style-name="T4"><text:line-break/></text:span><text:span text:style-name="T4">A Słowo Ciałem się stało</text:span><text:span text:style-name="T5"><text:line-break/></text:span><text:span text:style-name="T5">I mieszkało między nami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6">4. </text:span><text:span text:style-name="T5">Podnieś rękę,</text:span><text:span text:style-name="T5"><text:line-break/></text:span><text:span text:style-name="T5">Boże Dziecię,</text:span><text:span text:style-name="T5"><text:line-break/></text:span><text:span text:style-name="T5">Błogosław Ojczyznę miłą!</text:span><text:span text:style-name="T5"><text:line-break/></text:span><text:span text:style-name="T5">W dobrych radach,</text:span><text:span text:style-name="T5"><text:line-break/></text:span><text:span text:style-name="T5">w dobrym bycie</text:span><text:span text:style-name="T5"><text:line-break/></text:span><text:span text:style-name="T5">Wspieraj jej siłę swą sił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5">Dom nasz i majętność całą,</text:span><text:span text:style-name="T5"><text:line-break/></text:span><text:span text:style-name="T5">I wszystkie wioski</text:span><text:span text:style-name="T5"><text:line-break/></text:span><text:span text:style-name="T5">z miastami,</text:span><text:span text:style-name="T4"><text:line-break/></text:span><text:span text:style-name="T4">A Słowo Ciałem się stało</text:span><text:span text:style-name="T5"><text:line-break/></text:span><text:span text:style-name="T5">I mieszkało między nami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8T14:09:35</meta:creation-date>
    <dc:date>2014-01-26T12:34:11.045000000</dc:date>
    <dc:language>pl-PL</dc:language>
    <meta:editing-cycles>43</meta:editing-cycles>
    <meta:editing-duration>PT1H8M9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